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zwerkprogrammierung: Über TCP/IP Mit Bibliotheken auch andere Protokolle</text:p>
      <text:p text:style-name="Standard"/>
      <text:p text:style-name="Standard">public class Time{</text:p>
      <text:p text:style-name="Standard"><text:tab/>public static void main(String args[]){</text:p>
      <text:p text:style-name="Standard"><text:tab/><text:tab/>System.ou.println(„Zeit: “ + Time.getTime())</text:p>
      <text:p text:style-name="Standard"><text:tab/>}</text:p>
      <text:p text:style-name="Standard"><text:tab/>public static String getTime(){</text:p>
      <text:p text:style-name="Standard"><text:tab/><text:tab/>String output = „“;</text:p>
      <text:p text:style-name="Standard"><text:tab/><text:tab/>String servername = „ptbtime1.ptb.de“;</text:p>
      <text:p text:style-name="Standard"><text:tab/><text:tab/>String servername = „time.nist.gov“;</text:p>
      <text:p text:style-name="Standard"><text:tab/><text:tab/>try{</text:p>
      <text:p text:style-name="Standard"><text:tab/><text:tab/><text:tab/>InetAddress server = InenAdress.getByName(servername);</text:p>
      <text:p text:style-name="Standard"><text:tab/><text:tab/><text:tab/>Socket sock = new Socket(server, 13); </text:p>
      <text:p text:style-name="Standard"><text:tab/><text:tab/><text:tab/>BufferedReader reader = new BufferedReader(new<text:tab/> <text:tab/><text:tab/> <text:s text:c="10"/><text:tab/><text:tab/>InputStreamREader(sock.getInputStream());</text:p>
      <text:p text:style-name="Standard"><text:tab/><text:tab/><text:tab/>while((String get = reader.readLine()) != null){</text:p>
      <text:p text:style-name="Standard"><text:tab/><text:tab/><text:tab/><text:tab/>output t = get;</text:p>
      <text:p text:style-name="Standard"><text:tab/><text:tab/><text:tab/>}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2:55:49.69</meta:creation-date>
    <dc:date>2013-06-13T13:36:08.76</dc:date>
    <meta:editing-duration>PT40M18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9" meta:word-count="68" meta:character-count="603"/>
  </office:meta>
</office:document-meta>
</file>